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Times" fo:font-size="12.0pt"/>
    </style:style>
    <style:style style:name="T1" style:family="text">
      <style:text-properties fo:letter-spacing="0.0000in"/>
    </style:style>
    <style:style style:name="TableColumn1" style:family="table-column">
      <style:table-column-properties style:column-width="3.4625in" style:rel-column-width="32767*"/>
    </style:style>
  </office:automatic-styles>
  <office:body>
    <office:text>
      <text:p text:style-name="P1"><text:span text:style-name="T1"><text:tab/>O objetivo dessa modelagem é construir os modelos entidade-relacionamento, modelo relacional e a criação de um banco de dados para uma empresa de telecomunicações. A empresa em questão fornece serviços de Internet, Telefonia Fixa, Telefonia Móvel, Televisão e Serviço de Atendimento e Suporte, a empresa possui um CNPJ, Nome, uma localização (como endereço e cidade) e um modo de contato.</text:span></text:p>
      <text:p text:style-name="P1"><text:span text:style-name="T1"><text:tab/>Cada plano possui <text:s/>um número e um valor fixo, além de seus dados específicos, telefonia fixa deve possuir um número de contato e uma quantidade de minutos que podem ser utilizados, telefonia móvel possui minutos para se falar, limite de SMS, limite de internet, e número de celular.</text:span></text:p>
      <text:p text:style-name="P1"><text:span text:style-name="T1"><text:tab/>Os planos de Internet devem possuir velocidade e os planos de televisão devem possuir os canais que estão ligados ao plano.</text:span></text:p>
      <text:p text:style-name="P1"><text:span text:style-name="T1"><text:tab/>A empresa possuirá clientes que poderão usufruir de um ou mais serviços fornecidos, é necessário armazenar o CPF, nome, endereço e telefone (que pode ser um ou mais) dos clientes, eles serão identificados internamente pelo CPF.</text:span></text:p>
      <text:p text:style-name="P1"><text:span text:style-name="T1"/></text:p>
      <text:p text:style-name="P1"><text:span text:style-name="T1"><text:tab/>A empresa também possui funcionários, que podem ser funcionários de Tecnologia da Informação, Engenharia, Recursos Humanos, Manutenção, Limpeza, para cada um é necessário se ter um número de identificação, além de nome, telefone, data de admissão, carga horária, salário, cpf, endereço e cada área possuirá suas informações específicas</text:span></text:p>
      <text:p text:style-name="P1"><text:span text:style-name="T1"><text:tab/>TI: Setor, Experiência, Função</text:span></text:p>
      <text:p text:style-name="P1"><text:span text:style-name="T1"><text:tab/>Engenharia: Área</text:span></text:p>
      <text:p text:style-name="P1"><text:span text:style-name="T1"><text:tab/>Recursos Humanos: Função</text:span></text:p>
      <text:p text:style-name="P1"><text:span text:style-name="T1"><text:tab/>Manutenção: Setor, Função</text:span></text:p>
      <text:p text:style-name="P1"><text:span text:style-name="T1"><text:tab/></text:span></text:p>
      <text:p text:style-name="P1"><text:span text:style-name="T1"><text:tab/></text:span></text:p>
      <text:p text:style-name="P1"><text:span text:style-name="T1">A empresa deve ser capaz de manter uma folha de pagamento para os funcionários. (AINDA NAO IMPLEMENTADO)</text:span></text:p>
      <text:p text:style-name="P1"><text:span text:style-name="T1"/></text:p>
      <text:p text:style-name="P1"><text:span text:style-name="T1"><text:tab/>Além disso, cada funcionário pode ter um número de dependentes, terá de ser armazenado o nome e o grau de parentesco com o funcionário.</text:span></text:p>
      <text:p text:style-name="P1"><text:span text:style-name="T1"><text:tab/></text:span></text:p>
      <text:p text:style-name="P1"><text:span text:style-name="T1"><text:tab/>A empresa também deverá ser capaz de manter em seu banco de dados as prestações de contas de cada cliente, com um número identificador, o valor da conta, a data de emissão e vencimento, a conta deve ser ligada ao respectivo cliente e ao(s) plano(s) que são utilizados por ele.</text:span></text:p>
      <text:p text:style-name="P1"><text:span text:style-name="T1"/></text:p>
      <text:p text:style-name="P1"><text:span text:style-name="T1"><text:tab/>Um cliente pode contratar um ou mais serviços da empresa, e pode pedir atendimento por telefone ou manutenção, que deve ser fornecido pela empresa, cada serviço deve ter um número de identificação e um tipo. A empresa deve emitir as contas que devem ser pagas pelo cliente, mantendo a data em que a conta foi paga e se o cliente está em dia ou não com as contas, e os funcionários devem prestar atendimento ou manutenção se estiverem habilitados para tal.</text:span></text:p>
      <text:p text:style-name="P1"><text:span text:style-name="T1"/></text:p>
      <text:p text:style-name="P1"><text:span text:style-name="T1"><text:tab/>Frequentemente, desejará saber a quais serviços um cliente está ligado, saber se um cliente está em dia com as contas, saber as últimas manutenções ou atendimentos requisitados por um cliente, saber as últimas manutenções ou atendimentos prestados por um funcionário.</text:span></text:p>
      <text:p text:style-name="P1"><text:span text:style-name="T1"/></text:p>
      <text:p text:style-name="P1"><text:span text:style-name="T1"><text:tab/>RESTRIÇÕES DE INTEGRIDADE?</text:span></text:p>
      <text:p text:style-name="P1"><text:span text:style-name="T1"/></text:p>
      <text:p text:style-name="P1"><text:span text:style-name="T1"><text:tab/>Para as chaves primárias, será utilizado CPF, que possui um valor único em território nacional ou um ID auto incrementado, toda vez que uma entrada for inserida na tabela o id aumentará em um, evitando assim que ele se repita.</text:span></text:p>
      <text:p text:style-name="P1"><text:span text:style-name="T1"><text:tab/>O valor gerado por Conta será o valor do plano contratado no periodo de tempo</text:span></text:p>
      <text:p text:style-name="P1"><text:span text:style-name="T1"><text:tab/>O valor da Conta deve sofrer juros caso a data de pagamento, da relação Paga, seja depois da data de vencimento de Conta</text:span></text:p>
      <text:p text:style-name="P1"><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3.16</meta:generator>
  </office:meta>
</office:document-meta>
</file>